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60000012E59E9CEB2BA62C1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2d5" officeooo:paragraph-rsid="000f42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LTADO:</text:p>
      <text:p text:style-name="Standard"/>
      <text:p text:style-name="Standard"><draw:frame draw:style-name="fr1" draw:name="Imagen1" text:anchor-type="char" svg:width="10.964cm" svg:height="6.392cm" draw:z-index="0"><draw:image xlink:href="Pictures/10000001000002060000012E59E9CEB2BA62C1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3T23:42:54.119000000</meta:creation-date>
    <dc:date>2023-07-23T23:44:20.080000000</dc:date>
    <meta:editing-duration>PT1M26S</meta:editing-duration>
    <meta:editing-cycles>1</meta:editing-cycles>
    <meta:document-statistic meta:table-count="0" meta:image-count="1" meta:object-count="0" meta:page-count="1" meta:paragraph-count="1" meta:word-count="1" meta:character-count="10" meta:non-whitespace-character-count="10"/>
    <meta:generator>LibreOffice/7.3.4.2$Windows_X86_64 LibreOffice_project/728fec16bd5f605073805c3c9e7c4212a0120dc5</meta:generator>
  </office:meta>
</office:document-meta>
</file>